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f37d0" officeooo:paragraph-rsid="000f37d0"/>
    </style:style>
    <style:style style:name="P2" style:family="paragraph" style:parent-style-name="Footer">
      <style:text-properties officeooo:rsid="00107ab3" officeooo:paragraph-rsid="00107a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_types:</text:p>
      <text:p text:style-name="Standard"><text:s text:c="2"/>Exception: {id: 0}</text:p>
      <text:p text:style-name="Standard"><text:s text:c="2"/>Validation: {id: 1}</text:p>
      <text:p text:style-name="Standard">functions:</text:p>
      <text:p text:style-name="Standard">- method: true</text:p>
      <text:p text:style-name="Standard"><text:s text:c="2"/>name: nvim_buf_line_count</text:p>
      <text:p text:style-name="Standard"><text:s text:c="2"/>parameters:</text:p>
      <text:p text:style-name="Standard"><text:s text:c="2"/>- [Buffer, buffer]</text:p>
      <text:p text:style-name="Standard"><text:s text:c="2"/>return_type: Integer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buffer_get_line</text:p>
      <text:p text:style-name="Standard"><text:s text:c="2"/>parameters:</text:p>
      <text:p text:style-name="Standard"><text:s text:c="2"/>- [Buffer, buffer]</text:p>
      <text:p text:style-name="Standard"><text:s text:c="2"/>- [Integer, index]</text:p>
      <text:p text:style-name="Standard"><text:s text:c="2"/>return_type: String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buffer_set_line</text:p>
      <text:p text:style-name="Standard"><text:s text:c="2"/>parameters:</text:p>
      <text:p text:style-name="Standard"><text:s text:c="2"/>- [Buffer, buffer]</text:p>
      <text:p text:style-name="Standard"><text:s text:c="2"/>- [Integer, index]</text:p>
      <text:p text:style-name="Standard"><text:s text:c="2"/>- [String, line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buffer_del_line</text:p>
      <text:p text:style-name="Standard"><text:s text:c="2"/>parameters:</text:p>
      <text:p text:style-name="Standard"><text:s text:c="2"/>- [Buffer, buffer]</text:p>
      <text:p text:style-name="Standard"><text:s text:c="2"/>- [Integer, index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buffer_get_line_slice</text:p>
      <text:p text:style-name="Standard"><text:s text:c="2"/>parameters:</text:p>
      <text:p text:style-name="Standard"><text:s text:c="2"/>- [Buffer, buffer]</text:p>
      <text:p text:style-name="Standard"><text:s text:c="2"/>- [Integer, start]</text:p>
      <text:p text:style-name="Standard"><text:s text:c="2"/>- [Integer, end]</text:p>
      <text:p text:style-name="Standard"><text:s text:c="2"/>- [Boolean, include_start]</text:p>
      <text:p text:style-name="Standard"><text:s text:c="2"/>- [Boolean, include_end]</text:p>
      <text:p text:style-name="Standard"><text:s text:c="2"/>return_type: ArrayOf(String)</text:p>
      <text:p text:style-name="Standard"><text:s text:c="2"/>since: 0</text:p>
      <text:p text:style-name="Standard">- method: true</text:p>
      <text:p text:style-name="Standard"><text:s text:c="2"/>name: nvim_buf_get_lines</text:p>
      <text:p text:style-name="Standard"><text:s text:c="2"/>parameters:</text:p>
      <text:p text:style-name="Standard"><text:s text:c="2"/>- [Buffer, buffer]</text:p>
      <text:p text:style-name="Standard"><text:s text:c="2"/>- [Integer, start]</text:p>
      <text:p text:style-name="Standard"><text:s text:c="2"/>- [Integer, end]</text:p>
      <text:p text:style-name="Standard"><text:s text:c="2"/>- [Boolean, strict_indexing]</text:p>
      <text:p text:style-name="Standard"><text:s text:c="2"/>return_type: ArrayOf(String)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buffer_set_line_slice</text:p>
      <text:p text:style-name="Standard"><text:s text:c="2"/>parameters:</text:p>
      <text:p text:style-name="Standard"><text:s text:c="2"/>- [Buffer, buffer]</text:p>
      <text:p text:style-name="Standard"><text:s text:c="2"/>- [Integer, start]</text:p>
      <text:p text:style-name="Standard"><text:s text:c="2"/>- [Integer, end]</text:p>
      <text:p text:style-name="Standard"><text:s text:c="2"/>- [Boolean, include_start]</text:p>
      <text:p text:style-name="Standard"><text:s text:c="2"/>- [Boolean, include_end]</text:p>
      <text:p text:style-name="Standard"><text:s text:c="2"/>- [ArrayOf(String), replacement]</text:p>
      <text:p text:style-name="Standard"><text:s text:c="2"/>return_type: void</text:p>
      <text:p text:style-name="Standard"><text:s text:c="2"/>since: 0</text:p>
      <text:p text:style-name="Standard">- method: true</text:p>
      <text:p text:style-name="Standard"><text:s text:c="2"/>name: nvim_buf_set_lines</text:p>
      <text:p text:style-name="Standard"><text:s text:c="2"/>parameters:</text:p>
      <text:p text:style-name="Standard"><text:s text:c="2"/>- [Buffer, buffer]</text:p>
      <text:p text:style-name="Standard"><text:s text:c="2"/>- [Integer, start]</text:p>
      <text:p text:style-name="Standard"><text:s text:c="2"/>- [Integer, end]</text:p>
      <text:p text:style-name="Standard"><text:s text:c="2"/>- [Boolean, strict_indexing]</text:p>
      <text:p text:style-name="Standard"><text:s text:c="2"/>- [ArrayOf(String), replacement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buf_get_var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Object</text:p>
      <text:p text:style-name="Standard"><text:s text:c="2"/>since: 1</text:p>
      <text:p text:style-name="Standard">- method: true</text:p>
      <text:p text:style-name="Standard"><text:s text:c="2"/>name: nvim_buf_get_changedtick</text:p>
      <text:p text:style-name="Standard"><text:s text:c="2"/>parameters:</text:p>
      <text:p text:style-name="Standard"><text:s text:c="2"/>- [Buffer, buffer]</text:p>
      <text:p text:style-name="Standard"><text:s text:c="2"/>return_type: Integer</text:p>
      <text:p text:style-name="Standard"><text:s text:c="2"/>since: 2</text:p>
      <text:p text:style-name="Standard">- method: true</text:p>
      <text:p text:style-name="Standard"><text:s text:c="2"/>name: nvim_buf_set_var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buf_del_var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void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buffer_set_var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- [Object, valu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buffer_del_var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method: true</text:p>
      <text:p text:style-name="Standard"><text:s text:c="2"/>name: nvim_buf_get_option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Object</text:p>
      <text:p text:style-name="Standard"><text:s text:c="2"/>since: 1</text:p>
      <text:p text:style-name="Standard">- method: true</text:p>
      <text:p text:style-name="Standard"><text:s text:c="2"/>name: nvim_buf_set_option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deprecated_since: 2</text:p>
      <text:p text:style-name="Standard"><text:s text:c="2"/>method: true</text:p>
      <text:p text:style-name="Standard"><text:s text:c="2"/>name: nvim_buf_get_number</text:p>
      <text:p text:style-name="Standard"><text:s text:c="2"/>parameters:</text:p>
      <text:p text:style-name="Standard"><text:s text:c="2"/>- [Buffer, buffer]</text:p>
      <text:p text:style-name="Standard"><text:s text:c="2"/>return_type: Integer</text:p>
      <text:p text:style-name="Standard"><text:s text:c="2"/>since: 1</text:p>
      <text:p text:style-name="Standard">- method: true</text:p>
      <text:p text:style-name="Standard"><text:s text:c="2"/>name: nvim_buf_get_name</text:p>
      <text:p text:style-name="Standard"><text:s text:c="2"/>parameters:</text:p>
      <text:p text:style-name="Standard"><text:soft-page-break/><text:s text:c="2"/>- [Buffer, buffer]</text:p>
      <text:p text:style-name="Standard"><text:s text:c="2"/>return_type: String</text:p>
      <text:p text:style-name="Standard"><text:s text:c="2"/>since: 1</text:p>
      <text:p text:style-name="Standard">- method: true</text:p>
      <text:p text:style-name="Standard"><text:s text:c="2"/>name: nvim_buf_set_name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buf_is_valid</text:p>
      <text:p text:style-name="Standard"><text:s text:c="2"/>parameters:</text:p>
      <text:p text:style-name="Standard"><text:s text:c="2"/>- [Buffer, buffer]</text:p>
      <text:p text:style-name="Standard"><text:s text:c="2"/>return_type: Boolean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buffer_insert</text:p>
      <text:p text:style-name="Standard"><text:s text:c="2"/>parameters:</text:p>
      <text:p text:style-name="Standard"><text:s text:c="2"/>- [Buffer, buffer]</text:p>
      <text:p text:style-name="Standard"><text:s text:c="2"/>- [Integer, lnum]</text:p>
      <text:p text:style-name="Standard"><text:s text:c="2"/>- [ArrayOf(String), lines]</text:p>
      <text:p text:style-name="Standard"><text:s text:c="2"/>return_type: void</text:p>
      <text:p text:style-name="Standard"><text:s text:c="2"/>since: 0</text:p>
      <text:p text:style-name="Standard">- method: true</text:p>
      <text:p text:style-name="Standard"><text:s text:c="2"/>name: nvim_buf_get_mark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ArrayOf(Integer, 2)</text:p>
      <text:p text:style-name="Standard"><text:s text:c="2"/>since: 1</text:p>
      <text:p text:style-name="Standard">- method: true</text:p>
      <text:p text:style-name="Standard"><text:s text:c="2"/>name: nvim_buf_add_highlight</text:p>
      <text:p text:style-name="Standard"><text:s text:c="2"/>parameters:</text:p>
      <text:p text:style-name="Standard"><text:s text:c="2"/>- [Buffer, buffer]</text:p>
      <text:p text:style-name="Standard"><text:s text:c="2"/>- [Integer, src_id]</text:p>
      <text:p text:style-name="Standard"><text:s text:c="2"/>- [String, hl_group]</text:p>
      <text:p text:style-name="Standard"><text:s text:c="2"/>- [Integer, line]</text:p>
      <text:p text:style-name="Standard"><text:s text:c="2"/>- [Integer, col_start]</text:p>
      <text:p text:style-name="Standard"><text:s text:c="2"/>- [Integer, col_end]</text:p>
      <text:p text:style-name="Standard"><text:s text:c="2"/>return_type: Integer</text:p>
      <text:p text:style-name="Standard"><text:s text:c="2"/>since: 1</text:p>
      <text:p text:style-name="Standard">- method: true</text:p>
      <text:p text:style-name="Standard"><text:s text:c="2"/>name: nvim_buf_clear_highlight</text:p>
      <text:p text:style-name="Standard"><text:s text:c="2"/>parameters:</text:p>
      <text:p text:style-name="Standard"><text:s text:c="2"/>- [Buffer, buffer]</text:p>
      <text:p text:style-name="Standard"><text:s text:c="2"/>- [Integer, src_id]</text:p>
      <text:p text:style-name="Standard"><text:s text:c="2"/>- [Integer, line_start]</text:p>
      <text:p text:style-name="Standard"><text:s text:c="2"/>- [Integer, line_end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tabpage_list_wins</text:p>
      <text:p text:style-name="Standard"><text:s text:c="2"/>parameters:</text:p>
      <text:p text:style-name="Standard"><text:s text:c="2"/>- [Tabpage, tabpage]</text:p>
      <text:p text:style-name="Standard"><text:s text:c="2"/>return_type: ArrayOf(Window)</text:p>
      <text:p text:style-name="Standard"><text:s text:c="2"/>since: 1</text:p>
      <text:p text:style-name="Standard">- method: true</text:p>
      <text:p text:style-name="Standard"><text:s text:c="2"/>name: nvim_tabpage_get_var</text:p>
      <text:p text:style-name="Standard"><text:s text:c="2"/>parameters:</text:p>
      <text:p text:style-name="Standard"><text:s text:c="2"/>- [Tabpage, tabpage]</text:p>
      <text:p text:style-name="Standard"><text:s text:c="2"/>- [String, name]</text:p>
      <text:p text:style-name="Standard"><text:s text:c="2"/>return_type: Object</text:p>
      <text:p text:style-name="Standard"><text:s text:c="2"/>since: 1</text:p>
      <text:p text:style-name="Standard">- method: true</text:p>
      <text:p text:style-name="Standard"><text:s text:c="2"/>name: nvim_tabpage_set_var</text:p>
      <text:p text:style-name="Standard"><text:s text:c="2"/>parameters:</text:p>
      <text:p text:style-name="Standard"><text:s text:c="2"/>- [Tabpage, tabpage]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tabpage_del_var</text:p>
      <text:p text:style-name="Standard"><text:s text:c="2"/>parameters:</text:p>
      <text:p text:style-name="Standard"><text:s text:c="2"/>- [Tabpage, tabpage]</text:p>
      <text:p text:style-name="Standard"><text:s text:c="2"/>- [String, name]</text:p>
      <text:p text:style-name="Standard"><text:s text:c="2"/>return_type: void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tabpage_set_var</text:p>
      <text:p text:style-name="Standard"><text:s text:c="2"/>parameters:</text:p>
      <text:p text:style-name="Standard"><text:s text:c="2"/>- [Tabpage, tabpage]</text:p>
      <text:p text:style-name="Standard"><text:s text:c="2"/>- [String, name]</text:p>
      <text:p text:style-name="Standard"><text:s text:c="2"/>- [Object, valu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tabpage_del_var</text:p>
      <text:p text:style-name="Standard"><text:s text:c="2"/>parameters:</text:p>
      <text:p text:style-name="Standard"><text:s text:c="2"/>- [Tabpage, tabpage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method: true</text:p>
      <text:p text:style-name="Standard"><text:s text:c="2"/>name: nvim_tabpage_get_win</text:p>
      <text:p text:style-name="Standard"><text:s text:c="2"/>parameters:</text:p>
      <text:p text:style-name="Standard"><text:s text:c="2"/>- [Tabpage, tabpage]</text:p>
      <text:p text:style-name="Standard"><text:s text:c="2"/>return_type: Window</text:p>
      <text:p text:style-name="Standard"><text:s text:c="2"/>since: 1</text:p>
      <text:p text:style-name="Standard">- method: true</text:p>
      <text:p text:style-name="Standard"><text:s text:c="2"/>name: nvim_tabpage_get_number</text:p>
      <text:p text:style-name="Standard"><text:s text:c="2"/>parameters:</text:p>
      <text:p text:style-name="Standard"><text:s text:c="2"/>- [Tabpage, tabpage]</text:p>
      <text:p text:style-name="Standard"><text:s text:c="2"/>return_type: Integer</text:p>
      <text:p text:style-name="Standard"><text:s text:c="2"/>since: 1</text:p>
      <text:p text:style-name="Standard">- method: true</text:p>
      <text:p text:style-name="Standard"><text:s text:c="2"/>name: nvim_tabpage_is_valid</text:p>
      <text:p text:style-name="Standard"><text:s text:c="2"/>parameters:</text:p>
      <text:p text:style-name="Standard"><text:s text:c="2"/>- [Tabpage, tabpage]</text:p>
      <text:p text:style-name="Standard"><text:s text:c="2"/>return_type: Boolean</text:p>
      <text:p text:style-name="Standard"><text:s text:c="2"/>since: 1</text:p>
      <text:p text:style-name="Standard">- method: false</text:p>
      <text:p text:style-name="Standard"><text:s text:c="2"/>name: nvim_ui_attach</text:p>
      <text:p text:style-name="Standard"><text:s text:c="2"/>parameters:</text:p>
      <text:p text:style-name="Standard"><text:s text:c="2"/>- [Integer, width]</text:p>
      <text:p text:style-name="Standard"><text:s text:c="2"/>- [Integer, height]</text:p>
      <text:p text:style-name="Standard"><text:s text:c="2"/>- [Dictionary, options]</text:p>
      <text:p text:style-name="Standard"><text:s text:c="2"/>return_type: void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ui_attach</text:p>
      <text:p text:style-name="Standard"><text:s text:c="2"/>parameters:</text:p>
      <text:p text:style-name="Standard"><text:s text:c="2"/>- [Integer, width]</text:p>
      <text:p text:style-name="Standard"><text:s text:c="2"/>- [Integer, height]</text:p>
      <text:p text:style-name="Standard"><text:s text:c="2"/>- [Boolean, enable_rgb]</text:p>
      <text:p text:style-name="Standard"><text:s text:c="2"/>return_type: void</text:p>
      <text:p text:style-name="Standard"><text:s text:c="2"/>since: 0</text:p>
      <text:p text:style-name="Standard">- method: false</text:p>
      <text:p text:style-name="Standard"><text:s text:c="2"/>name: nvim_ui_detach</text:p>
      <text:p text:style-name="Standard"><text:s text:c="2"/>parameters: [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ui_try_resize</text:p>
      <text:p text:style-name="Standard"><text:s text:c="2"/>parameters:</text:p>
      <text:p text:style-name="Standard"><text:s text:c="2"/>- [Integer, width]</text:p>
      <text:p text:style-name="Standard"><text:s text:c="2"/>- [Integer, height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ui_set_option</text:p>
      <text:p text:style-name="Standard"><text:s text:c="2"/>parameters:</text:p>
      <text:p text:style-name="Standard"><text:soft-page-break/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command</text:p>
      <text:p text:style-name="Standard"><text:s text:c="2"/>parameters:</text:p>
      <text:p text:style-name="Standard"><text:s text:c="2"/>- [String, command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feedkeys</text:p>
      <text:p text:style-name="Standard"><text:s text:c="2"/>parameters:</text:p>
      <text:p text:style-name="Standard"><text:s text:c="2"/>- [String, keys]</text:p>
      <text:p text:style-name="Standard"><text:s text:c="2"/>- [String, mode]</text:p>
      <text:p text:style-name="Standard"><text:s text:c="2"/>- [Boolean, escape_csi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input</text:p>
      <text:p text:style-name="Standard"><text:s text:c="2"/>parameters:</text:p>
      <text:p text:style-name="Standard"><text:s text:c="2"/>- [String, keys]</text:p>
      <text:p text:style-name="Standard"><text:s text:c="2"/>return_type: Integer</text:p>
      <text:p text:style-name="Standard"><text:s text:c="2"/>since: 1</text:p>
      <text:p text:style-name="Standard">- method: false</text:p>
      <text:p text:style-name="Standard"><text:s text:c="2"/>name: nvim_replace_termcodes</text:p>
      <text:p text:style-name="Standard"><text:s text:c="2"/>parameters:</text:p>
      <text:p text:style-name="Standard"><text:s text:c="2"/>- [String, str]</text:p>
      <text:p text:style-name="Standard"><text:s text:c="2"/>- [Boolean, from_part]</text:p>
      <text:p text:style-name="Standard"><text:s text:c="2"/>- [Boolean, do_lt]</text:p>
      <text:p text:style-name="Standard"><text:s text:c="2"/>- [Boolean, special]</text:p>
      <text:p text:style-name="Standard"><text:s text:c="2"/>return_type: String</text:p>
      <text:p text:style-name="Standard"><text:s text:c="2"/>since: 1</text:p>
      <text:p text:style-name="Standard">- method: false</text:p>
      <text:p text:style-name="Standard"><text:s text:c="2"/>name: nvim_command_output</text:p>
      <text:p text:style-name="Standard"><text:s text:c="2"/>parameters:</text:p>
      <text:p text:style-name="Standard"><text:s text:c="2"/>- [String, str]</text:p>
      <text:p text:style-name="Standard"><text:s text:c="2"/>return_type: String</text:p>
      <text:p text:style-name="Standard"><text:s text:c="2"/>since: 1</text:p>
      <text:p text:style-name="Standard">- method: false</text:p>
      <text:p text:style-name="Standard"><text:s text:c="2"/>name: nvim_eval</text:p>
      <text:p text:style-name="Standard"><text:s text:c="2"/>parameters:</text:p>
      <text:p text:style-name="Standard"><text:s text:c="2"/>- [String, expr]</text:p>
      <text:p text:style-name="Standard"><text:s text:c="2"/>return_type: Object</text:p>
      <text:p text:style-name="Standard"><text:s text:c="2"/>since: 1</text:p>
      <text:p text:style-name="Standard">- method: false</text:p>
      <text:p text:style-name="Standard"><text:s text:c="2"/>name: nvim_call_function</text:p>
      <text:p text:style-name="Standard"><text:s text:c="2"/>parameters:</text:p>
      <text:p text:style-name="Standard"><text:s text:c="2"/>- [String, fname]</text:p>
      <text:p text:style-name="Standard"><text:s text:c="2"/>- [Array, args]</text:p>
      <text:p text:style-name="Standard"><text:s text:c="2"/>return_type: Object</text:p>
      <text:p text:style-name="Standard"><text:s text:c="2"/>since: 1</text:p>
      <text:p text:style-name="Standard">- method: false</text:p>
      <text:p text:style-name="Standard"><text:s text:c="2"/>name: nvim_strwidth</text:p>
      <text:p text:style-name="Standard"><text:s text:c="2"/>parameters:</text:p>
      <text:p text:style-name="Standard"><text:s text:c="2"/>- [String, str]</text:p>
      <text:p text:style-name="Standard"><text:s text:c="2"/>return_type: Integer</text:p>
      <text:p text:style-name="Standard"><text:s text:c="2"/>since: 1</text:p>
      <text:p text:style-name="Standard">- method: false</text:p>
      <text:p text:style-name="Standard"><text:s text:c="2"/>name: nvim_list_runtime_paths</text:p>
      <text:p text:style-name="Standard"><text:s text:c="2"/>parameters: []</text:p>
      <text:p text:style-name="Standard"><text:s text:c="2"/>return_type: ArrayOf(String)</text:p>
      <text:p text:style-name="Standard"><text:s text:c="2"/>since: 1</text:p>
      <text:p text:style-name="Standard">- method: false</text:p>
      <text:p text:style-name="Standard"><text:s text:c="2"/>name: nvim_set_current_dir</text:p>
      <text:p text:style-name="Standard"><text:s text:c="2"/>parameters:</text:p>
      <text:p text:style-name="Standard"><text:s text:c="2"/>- [String, dir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get_current_line</text:p>
      <text:p text:style-name="Standard"><text:s text:c="2"/>parameters: []</text:p>
      <text:p text:style-name="Standard"><text:s text:c="2"/>return_type: String</text:p>
      <text:p text:style-name="Standard"><text:s text:c="2"/>since: 1</text:p>
      <text:p text:style-name="Standard">- method: false</text:p>
      <text:p text:style-name="Standard"><text:s text:c="2"/>name: nvim_set_current_line</text:p>
      <text:p text:style-name="Standard"><text:s text:c="2"/>parameters:</text:p>
      <text:p text:style-name="Standard"><text:s text:c="2"/>- [String, line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del_current_line</text:p>
      <text:p text:style-name="Standard"><text:s text:c="2"/>parameters: [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get_var</text:p>
      <text:p text:style-name="Standard"><text:s text:c="2"/>parameters:</text:p>
      <text:p text:style-name="Standard"><text:s text:c="2"/>- [String, name]</text:p>
      <text:p text:style-name="Standard"><text:s text:c="2"/>return_type: Object</text:p>
      <text:p text:style-name="Standard"><text:s text:c="2"/>since: 1</text:p>
      <text:p text:style-name="Standard">- method: false</text:p>
      <text:p text:style-name="Standard"><text:s text:c="2"/>name: nvim_set_var</text:p>
      <text:p text:style-name="Standard"><text:s text:c="2"/>parameters: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del_var</text:p>
      <text:p text:style-name="Standard"><text:s text:c="2"/>parameters:</text:p>
      <text:p text:style-name="Standard"><text:s text:c="2"/>- [String, name]</text:p>
      <text:p text:style-name="Standard"><text:s text:c="2"/>return_type: void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vim_set_var</text:p>
      <text:p text:style-name="Standard"><text:s text:c="2"/>parameters:</text:p>
      <text:p text:style-name="Standard"><text:s text:c="2"/>- [String, name]</text:p>
      <text:p text:style-name="Standard"><text:s text:c="2"/>- [Object, valu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del_var</text:p>
      <text:p text:style-name="Standard"><text:s text:c="2"/>parameters: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method: false</text:p>
      <text:p text:style-name="Standard"><text:s text:c="2"/>name: nvim_get_vvar</text:p>
      <text:p text:style-name="Standard"><text:s text:c="2"/>parameters:</text:p>
      <text:p text:style-name="Standard"><text:s text:c="2"/>- [String, name]</text:p>
      <text:p text:style-name="Standard"><text:s text:c="2"/>return_type: Object</text:p>
      <text:p text:style-name="Standard"><text:s text:c="2"/>since: 1</text:p>
      <text:p text:style-name="Standard">- method: false</text:p>
      <text:p text:style-name="Standard"><text:s text:c="2"/>name: nvim_get_option</text:p>
      <text:p text:style-name="Standard"><text:s text:c="2"/>parameters:</text:p>
      <text:p text:style-name="Standard"><text:s text:c="2"/>- [String, name]</text:p>
      <text:p text:style-name="Standard"><text:s text:c="2"/>return_type: Object</text:p>
      <text:p text:style-name="Standard"><text:s text:c="2"/>since: 1</text:p>
      <text:p text:style-name="Standard">- method: false</text:p>
      <text:p text:style-name="Standard"><text:s text:c="2"/>name: nvim_set_option</text:p>
      <text:p text:style-name="Standard"><text:s text:c="2"/>parameters: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out_write</text:p>
      <text:p text:style-name="Standard"><text:s text:c="2"/>parameters:</text:p>
      <text:p text:style-name="Standard"><text:s text:c="2"/>- [String, str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err_write</text:p>
      <text:p text:style-name="Standard"><text:s text:c="2"/>parameters:</text:p>
      <text:p text:style-name="Standard"><text:soft-page-break/><text:s text:c="2"/>- [String, str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err_writeln</text:p>
      <text:p text:style-name="Standard"><text:s text:c="2"/>parameters:</text:p>
      <text:p text:style-name="Standard"><text:s text:c="2"/>- [String, str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list_bufs</text:p>
      <text:p text:style-name="Standard"><text:s text:c="2"/>parameters: []</text:p>
      <text:p text:style-name="Standard"><text:s text:c="2"/>return_type: ArrayOf(Buffer)</text:p>
      <text:p text:style-name="Standard"><text:s text:c="2"/>since: 1</text:p>
      <text:p text:style-name="Standard">- method: false</text:p>
      <text:p text:style-name="Standard"><text:s text:c="2"/>name: nvim_get_current_buf</text:p>
      <text:p text:style-name="Standard"><text:s text:c="2"/>parameters: []</text:p>
      <text:p text:style-name="Standard"><text:s text:c="2"/>return_type: Buffer</text:p>
      <text:p text:style-name="Standard"><text:s text:c="2"/>since: 1</text:p>
      <text:p text:style-name="Standard">- method: false</text:p>
      <text:p text:style-name="Standard"><text:s text:c="2"/>name: nvim_set_current_buf</text:p>
      <text:p text:style-name="Standard"><text:s text:c="2"/>parameters:</text:p>
      <text:p text:style-name="Standard"><text:s text:c="2"/>- [Buffer, buffer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list_wins</text:p>
      <text:p text:style-name="Standard"><text:s text:c="2"/>parameters: []</text:p>
      <text:p text:style-name="Standard"><text:s text:c="2"/>return_type: ArrayOf(Window)</text:p>
      <text:p text:style-name="Standard"><text:s text:c="2"/>since: 1</text:p>
      <text:p text:style-name="Standard">- method: false</text:p>
      <text:p text:style-name="Standard"><text:s text:c="2"/>name: nvim_get_current_win</text:p>
      <text:p text:style-name="Standard"><text:s text:c="2"/>parameters: []</text:p>
      <text:p text:style-name="Standard"><text:s text:c="2"/>return_type: Window</text:p>
      <text:p text:style-name="Standard"><text:s text:c="2"/>since: 1</text:p>
      <text:p text:style-name="Standard">- method: false</text:p>
      <text:p text:style-name="Standard"><text:s text:c="2"/>name: nvim_set_current_win</text:p>
      <text:p text:style-name="Standard"><text:s text:c="2"/>parameters:</text:p>
      <text:p text:style-name="Standard"><text:s text:c="2"/>- [Window, window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list_tabpages</text:p>
      <text:p text:style-name="Standard"><text:s text:c="2"/>parameters: []</text:p>
      <text:p text:style-name="Standard"><text:s text:c="2"/>return_type: ArrayOf(Tabpage)</text:p>
      <text:p text:style-name="Standard"><text:s text:c="2"/>since: 1</text:p>
      <text:p text:style-name="Standard">- method: false</text:p>
      <text:p text:style-name="Standard"><text:s text:c="2"/>name: nvim_get_current_tabpage</text:p>
      <text:p text:style-name="Standard"><text:s text:c="2"/>parameters: []</text:p>
      <text:p text:style-name="Standard"><text:s text:c="2"/>return_type: Tabpage</text:p>
      <text:p text:style-name="Standard"><text:s text:c="2"/>since: 1</text:p>
      <text:p text:style-name="Standard">- method: false</text:p>
      <text:p text:style-name="Standard"><text:s text:c="2"/>name: nvim_set_current_tabpage</text:p>
      <text:p text:style-name="Standard"><text:s text:c="2"/>parameters:</text:p>
      <text:p text:style-name="Standard"><text:s text:c="2"/>- [Tabpage, tabpage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subscribe</text:p>
      <text:p text:style-name="Standard"><text:s text:c="2"/>parameters:</text:p>
      <text:p text:style-name="Standard"><text:s text:c="2"/>- [String, event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unsubscribe</text:p>
      <text:p text:style-name="Standard"><text:s text:c="2"/>parameters:</text:p>
      <text:p text:style-name="Standard"><text:s text:c="2"/>- [String, event]</text:p>
      <text:p text:style-name="Standard"><text:s text:c="2"/>return_type: void</text:p>
      <text:p text:style-name="Standard"><text:s text:c="2"/>since: 1</text:p>
      <text:p text:style-name="Standard">- method: false</text:p>
      <text:p text:style-name="Standard"><text:s text:c="2"/>name: nvim_get_color_by_name</text:p>
      <text:p text:style-name="Standard"><text:s text:c="2"/>parameters:</text:p>
      <text:p text:style-name="Standard"><text:s text:c="2"/>- [String, name]</text:p>
      <text:p text:style-name="Standard"><text:s text:c="2"/>return_type: Integer</text:p>
      <text:p text:style-name="Standard"><text:s text:c="2"/>since: 1</text:p>
      <text:p text:style-name="Standard">- method: false</text:p>
      <text:p text:style-name="Standard"><text:s text:c="2"/>name: nvim_get_color_map</text:p>
      <text:p text:style-name="Standard"><text:s text:c="2"/>parameters: []</text:p>
      <text:p text:style-name="Standard"><text:s text:c="2"/>return_type: Dictionary</text:p>
      <text:p text:style-name="Standard"><text:s text:c="2"/>since: 1</text:p>
      <text:p text:style-name="Standard">- method: false</text:p>
      <text:p text:style-name="Standard"><text:s text:c="2"/>name: nvim_get_mode</text:p>
      <text:p text:style-name="Standard"><text:s text:c="2"/>parameters: []</text:p>
      <text:p text:style-name="Standard"><text:s text:c="2"/>return_type: Dictionary</text:p>
      <text:p text:style-name="Standard"><text:s text:c="2"/>since: 2</text:p>
      <text:p text:style-name="Standard">- method: false</text:p>
      <text:p text:style-name="Standard"><text:s text:c="2"/>name: nvim_get_api_info</text:p>
      <text:p text:style-name="Standard"><text:s text:c="2"/>parameters: []</text:p>
      <text:p text:style-name="Standard"><text:s text:c="2"/>return_type: Array</text:p>
      <text:p text:style-name="Standard"><text:s text:c="2"/>since: 1</text:p>
      <text:p text:style-name="Standard">- method: false</text:p>
      <text:p text:style-name="Standard"><text:s text:c="2"/>name: nvim_call_atomic</text:p>
      <text:p text:style-name="Standard"><text:s text:c="2"/>parameters:</text:p>
      <text:p text:style-name="Standard"><text:s text:c="2"/>- [Array, calls]</text:p>
      <text:p text:style-name="Standard"><text:s text:c="2"/>return_type: Array</text:p>
      <text:p text:style-name="Standard"><text:s text:c="2"/>since: 1</text:p>
      <text:p text:style-name="Standard">- method: true</text:p>
      <text:p text:style-name="Standard"><text:s text:c="2"/>name: nvim_win_get_buf</text:p>
      <text:p text:style-name="Standard"><text:s text:c="2"/>parameters:</text:p>
      <text:p text:style-name="Standard"><text:s text:c="2"/>- [Window, window]</text:p>
      <text:p text:style-name="Standard"><text:s text:c="2"/>return_type: Buffer</text:p>
      <text:p text:style-name="Standard"><text:s text:c="2"/>since: 1</text:p>
      <text:p text:style-name="Standard">- method: true</text:p>
      <text:p text:style-name="Standard"><text:s text:c="2"/>name: nvim_win_get_cursor</text:p>
      <text:p text:style-name="Standard"><text:s text:c="2"/>parameters:</text:p>
      <text:p text:style-name="Standard"><text:s text:c="2"/>- [Window, window]</text:p>
      <text:p text:style-name="Standard"><text:s text:c="2"/>return_type: ArrayOf(Integer, 2)</text:p>
      <text:p text:style-name="Standard"><text:s text:c="2"/>since: 1</text:p>
      <text:p text:style-name="Standard">- method: true</text:p>
      <text:p text:style-name="Standard"><text:s text:c="2"/>name: nvim_win_set_cursor</text:p>
      <text:p text:style-name="Standard"><text:s text:c="2"/>parameters:</text:p>
      <text:p text:style-name="Standard"><text:s text:c="2"/>- [Window, window]</text:p>
      <text:p text:style-name="Standard"><text:s text:c="2"/>- ['ArrayOf(Integer, 2)', pos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win_get_height</text:p>
      <text:p text:style-name="Standard"><text:s text:c="2"/>parameters:</text:p>
      <text:p text:style-name="Standard"><text:s text:c="2"/>- [Window, window]</text:p>
      <text:p text:style-name="Standard"><text:s text:c="2"/>return_type: Integer</text:p>
      <text:p text:style-name="Standard"><text:s text:c="2"/>since: 1</text:p>
      <text:p text:style-name="Standard">- method: true</text:p>
      <text:p text:style-name="Standard"><text:s text:c="2"/>name: nvim_win_set_height</text:p>
      <text:p text:style-name="Standard"><text:s text:c="2"/>parameters:</text:p>
      <text:p text:style-name="Standard"><text:s text:c="2"/>- [Window, window]</text:p>
      <text:p text:style-name="Standard"><text:s text:c="2"/>- [Integer, height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win_get_width</text:p>
      <text:p text:style-name="Standard"><text:s text:c="2"/>parameters:</text:p>
      <text:p text:style-name="Standard"><text:s text:c="2"/>- [Window, window]</text:p>
      <text:p text:style-name="Standard"><text:s text:c="2"/>return_type: Integer</text:p>
      <text:p text:style-name="Standard"><text:s text:c="2"/>since: 1</text:p>
      <text:p text:style-name="Standard">- method: true</text:p>
      <text:p text:style-name="Standard"><text:s text:c="2"/>name: nvim_win_set_width</text:p>
      <text:p text:style-name="Standard"><text:s text:c="2"/>parameters:</text:p>
      <text:p text:style-name="Standard"><text:s text:c="2"/>- [Window, window]</text:p>
      <text:p text:style-name="Standard"><text:s text:c="2"/>- [Integer, width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win_get_var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return_type: Object</text:p>
      <text:p text:style-name="Standard"><text:soft-page-break/><text:s text:c="2"/>since: 1</text:p>
      <text:p text:style-name="Standard">- method: true</text:p>
      <text:p text:style-name="Standard"><text:s text:c="2"/>name: nvim_win_set_var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win_del_var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return_type: void</text:p>
      <text:p text:style-name="Standard"><text:s text:c="2"/>since: 1</text:p>
      <text:p text:style-name="Standard">- deprecated_since: 1</text:p>
      <text:p text:style-name="Standard"><text:s text:c="2"/>method: false</text:p>
      <text:p text:style-name="Standard"><text:s text:c="2"/>name: window_set_var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- [Object, valu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window_del_var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method: true</text:p>
      <text:p text:style-name="Standard"><text:s text:c="2"/>name: nvim_win_get_option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return_type: Object</text:p>
      <text:p text:style-name="Standard"><text:s text:c="2"/>since: 1</text:p>
      <text:p text:style-name="Standard">- method: true</text:p>
      <text:p text:style-name="Standard"><text:s text:c="2"/>name: nvim_win_set_option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1</text:p>
      <text:p text:style-name="Standard">- method: true</text:p>
      <text:p text:style-name="Standard"><text:s text:c="2"/>name: nvim_win_get_position</text:p>
      <text:p text:style-name="Standard"><text:s text:c="2"/>parameters:</text:p>
      <text:p text:style-name="Standard"><text:s text:c="2"/>- [Window, window]</text:p>
      <text:p text:style-name="Standard"><text:s text:c="2"/>return_type: ArrayOf(Integer, 2)</text:p>
      <text:p text:style-name="Standard"><text:s text:c="2"/>since: 1</text:p>
      <text:p text:style-name="Standard">- method: true</text:p>
      <text:p text:style-name="Standard"><text:s text:c="2"/>name: nvim_win_get_tabpage</text:p>
      <text:p text:style-name="Standard"><text:s text:c="2"/>parameters:</text:p>
      <text:p text:style-name="Standard"><text:s text:c="2"/>- [Window, window]</text:p>
      <text:p text:style-name="Standard"><text:s text:c="2"/>return_type: Tabpage</text:p>
      <text:p text:style-name="Standard"><text:s text:c="2"/>since: 1</text:p>
      <text:p text:style-name="Standard">- method: true</text:p>
      <text:p text:style-name="Standard"><text:s text:c="2"/>name: nvim_win_get_number</text:p>
      <text:p text:style-name="Standard"><text:s text:c="2"/>parameters:</text:p>
      <text:p text:style-name="Standard"><text:s text:c="2"/>- [Window, window]</text:p>
      <text:p text:style-name="Standard"><text:s text:c="2"/>return_type: Integer</text:p>
      <text:p text:style-name="Standard"><text:s text:c="2"/>since: 1</text:p>
      <text:p text:style-name="Standard">- method: true</text:p>
      <text:p text:style-name="Standard"><text:s text:c="2"/>name: nvim_win_is_valid</text:p>
      <text:p text:style-name="Standard"><text:s text:c="2"/>parameters:</text:p>
      <text:p text:style-name="Standard"><text:s text:c="2"/>- [Window, window]</text:p>
      <text:p text:style-name="Standard"><text:s text:c="2"/>return_type: Boolean</text:p>
      <text:p text:style-name="Standard"><text:s text:c="2"/>since: 1</text:p>
      <text:p text:style-name="Standard">- deprecated_since: 1</text:p>
      <text:p text:style-name="Standard"><text:s text:c="2"/>method: true</text:p>
      <text:p text:style-name="Standard"><text:s text:c="2"/>name: buffer_line_count</text:p>
      <text:p text:style-name="Standard"><text:s text:c="2"/>parameters:</text:p>
      <text:p text:style-name="Standard"><text:s text:c="2"/>- [Buffer, buffer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get_lines</text:p>
      <text:p text:style-name="Standard"><text:s text:c="2"/>parameters:</text:p>
      <text:p text:style-name="Standard"><text:s text:c="2"/>- [Buffer, buffer]</text:p>
      <text:p text:style-name="Standard"><text:s text:c="2"/>- [Integer, start]</text:p>
      <text:p text:style-name="Standard"><text:s text:c="2"/>- [Integer, end]</text:p>
      <text:p text:style-name="Standard"><text:s text:c="2"/>- [Boolean, strict_indexing]</text:p>
      <text:p text:style-name="Standard"><text:s text:c="2"/>return_type: ArrayOf(String)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set_lines</text:p>
      <text:p text:style-name="Standard"><text:s text:c="2"/>parameters:</text:p>
      <text:p text:style-name="Standard"><text:s text:c="2"/>- [Buffer, buffer]</text:p>
      <text:p text:style-name="Standard"><text:s text:c="2"/>- [Integer, start]</text:p>
      <text:p text:style-name="Standard"><text:s text:c="2"/>- [Integer, end]</text:p>
      <text:p text:style-name="Standard"><text:s text:c="2"/>- [Boolean, strict_indexing]</text:p>
      <text:p text:style-name="Standard"><text:s text:c="2"/>- [ArrayOf(String), replacement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get_var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get_option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set_option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get_number</text:p>
      <text:p text:style-name="Standard"><text:s text:c="2"/>parameters:</text:p>
      <text:p text:style-name="Standard"><text:s text:c="2"/>- [Buffer, buffer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get_name</text:p>
      <text:p text:style-name="Standard"><text:s text:c="2"/>parameters:</text:p>
      <text:p text:style-name="Standard"><text:s text:c="2"/>- [Buffer, buffer]</text:p>
      <text:p text:style-name="Standard"><text:s text:c="2"/>return_type: String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set_name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void</text:p>
      <text:p text:style-name="Standard"><text:s text:c="2"/>since: 0</text:p>
      <text:p text:style-name="Standard"><text:soft-page-break/>- deprecated_since: 1</text:p>
      <text:p text:style-name="Standard"><text:s text:c="2"/>method: true</text:p>
      <text:p text:style-name="Standard"><text:s text:c="2"/>name: buffer_is_valid</text:p>
      <text:p text:style-name="Standard"><text:s text:c="2"/>parameters:</text:p>
      <text:p text:style-name="Standard"><text:s text:c="2"/>- [Buffer, buffer]</text:p>
      <text:p text:style-name="Standard"><text:s text:c="2"/>return_type: Boolean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get_mark</text:p>
      <text:p text:style-name="Standard"><text:s text:c="2"/>parameters:</text:p>
      <text:p text:style-name="Standard"><text:s text:c="2"/>- [Buffer, buffer]</text:p>
      <text:p text:style-name="Standard"><text:s text:c="2"/>- [String, name]</text:p>
      <text:p text:style-name="Standard"><text:s text:c="2"/>return_type: ArrayOf(Integer, 2)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add_highlight</text:p>
      <text:p text:style-name="Standard"><text:s text:c="2"/>parameters:</text:p>
      <text:p text:style-name="Standard"><text:s text:c="2"/>- [Buffer, buffer]</text:p>
      <text:p text:style-name="Standard"><text:s text:c="2"/>- [Integer, src_id]</text:p>
      <text:p text:style-name="Standard"><text:s text:c="2"/>- [String, hl_group]</text:p>
      <text:p text:style-name="Standard"><text:s text:c="2"/>- [Integer, line]</text:p>
      <text:p text:style-name="Standard"><text:s text:c="2"/>- [Integer, col_start]</text:p>
      <text:p text:style-name="Standard"><text:s text:c="2"/>- [Integer, col_end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buffer_clear_highlight</text:p>
      <text:p text:style-name="Standard"><text:s text:c="2"/>parameters:</text:p>
      <text:p text:style-name="Standard"><text:s text:c="2"/>- [Buffer, buffer]</text:p>
      <text:p text:style-name="Standard"><text:s text:c="2"/>- [Integer, src_id]</text:p>
      <text:p text:style-name="Standard"><text:s text:c="2"/>- [Integer, line_start]</text:p>
      <text:p text:style-name="Standard"><text:s text:c="2"/>- [Integer, line_end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tabpage_get_windows</text:p>
      <text:p text:style-name="Standard"><text:s text:c="2"/>parameters:</text:p>
      <text:p text:style-name="Standard"><text:s text:c="2"/>- [Tabpage, tabpage]</text:p>
      <text:p text:style-name="Standard"><text:s text:c="2"/>return_type: ArrayOf(Window)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tabpage_get_var</text:p>
      <text:p text:style-name="Standard"><text:s text:c="2"/>parameters:</text:p>
      <text:p text:style-name="Standard"><text:s text:c="2"/>- [Tabpage, tabpage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tabpage_get_window</text:p>
      <text:p text:style-name="Standard"><text:s text:c="2"/>parameters:</text:p>
      <text:p text:style-name="Standard"><text:s text:c="2"/>- [Tabpage, tabpage]</text:p>
      <text:p text:style-name="Standard"><text:s text:c="2"/>return_type: Window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tabpage_is_valid</text:p>
      <text:p text:style-name="Standard"><text:s text:c="2"/>parameters:</text:p>
      <text:p text:style-name="Standard"><text:s text:c="2"/>- [Tabpage, tabpage]</text:p>
      <text:p text:style-name="Standard"><text:s text:c="2"/>return_type: Boolean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ui_detach</text:p>
      <text:p text:style-name="Standard"><text:s text:c="2"/>parameters: [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ui_try_resize</text:p>
      <text:p text:style-name="Standard"><text:s text:c="2"/>parameters:</text:p>
      <text:p text:style-name="Standard"><text:s text:c="2"/>- [Integer, width]</text:p>
      <text:p text:style-name="Standard"><text:s text:c="2"/>- [Integer, height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command</text:p>
      <text:p text:style-name="Standard"><text:s text:c="2"/>parameters:</text:p>
      <text:p text:style-name="Standard"><text:s text:c="2"/>- [String, command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feedkeys</text:p>
      <text:p text:style-name="Standard"><text:s text:c="2"/>parameters:</text:p>
      <text:p text:style-name="Standard"><text:s text:c="2"/>- [String, keys]</text:p>
      <text:p text:style-name="Standard"><text:s text:c="2"/>- [String, mode]</text:p>
      <text:p text:style-name="Standard"><text:s text:c="2"/>- [Boolean, escape_csi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input</text:p>
      <text:p text:style-name="Standard"><text:s text:c="2"/>parameters:</text:p>
      <text:p text:style-name="Standard"><text:s text:c="2"/>- [String, keys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replace_termcodes</text:p>
      <text:p text:style-name="Standard"><text:s text:c="2"/>parameters:</text:p>
      <text:p text:style-name="Standard"><text:s text:c="2"/>- [String, str]</text:p>
      <text:p text:style-name="Standard"><text:s text:c="2"/>- [Boolean, from_part]</text:p>
      <text:p text:style-name="Standard"><text:s text:c="2"/>- [Boolean, do_lt]</text:p>
      <text:p text:style-name="Standard"><text:s text:c="2"/>- [Boolean, special]</text:p>
      <text:p text:style-name="Standard"><text:s text:c="2"/>return_type: String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command_output</text:p>
      <text:p text:style-name="Standard"><text:s text:c="2"/>parameters:</text:p>
      <text:p text:style-name="Standard"><text:s text:c="2"/>- [String, str]</text:p>
      <text:p text:style-name="Standard"><text:s text:c="2"/>return_type: String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eval</text:p>
      <text:p text:style-name="Standard"><text:s text:c="2"/>parameters:</text:p>
      <text:p text:style-name="Standard"><text:s text:c="2"/>- [String, expr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call_function</text:p>
      <text:p text:style-name="Standard"><text:s text:c="2"/>parameters:</text:p>
      <text:p text:style-name="Standard"><text:s text:c="2"/>- [String, fname]</text:p>
      <text:p text:style-name="Standard"><text:s text:c="2"/>- [Array, args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strwidth</text:p>
      <text:p text:style-name="Standard"><text:s text:c="2"/>parameters:</text:p>
      <text:p text:style-name="Standard"><text:s text:c="2"/>- [String, str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list_runtime_paths</text:p>
      <text:p text:style-name="Standard"><text:s text:c="2"/>parameters: []</text:p>
      <text:p text:style-name="Standard"><text:s text:c="2"/>return_type: ArrayOf(String)</text:p>
      <text:p text:style-name="Standard"><text:soft-page-break/><text:s text:c="2"/>since: 0</text:p>
      <text:p text:style-name="Standard">- deprecated_since: 1</text:p>
      <text:p text:style-name="Standard"><text:s text:c="2"/>method: false</text:p>
      <text:p text:style-name="Standard"><text:s text:c="2"/>name: vim_change_directory</text:p>
      <text:p text:style-name="Standard"><text:s text:c="2"/>parameters:</text:p>
      <text:p text:style-name="Standard"><text:s text:c="2"/>- [String, dir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current_line</text:p>
      <text:p text:style-name="Standard"><text:s text:c="2"/>parameters: []</text:p>
      <text:p text:style-name="Standard"><text:s text:c="2"/>return_type: String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set_current_line</text:p>
      <text:p text:style-name="Standard"><text:s text:c="2"/>parameters:</text:p>
      <text:p text:style-name="Standard"><text:s text:c="2"/>- [String, line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del_current_line</text:p>
      <text:p text:style-name="Standard"><text:s text:c="2"/>parameters: [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var</text:p>
      <text:p text:style-name="Standard"><text:s text:c="2"/>parameters: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vvar</text:p>
      <text:p text:style-name="Standard"><text:s text:c="2"/>parameters: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option</text:p>
      <text:p text:style-name="Standard"><text:s text:c="2"/>parameters: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set_option</text:p>
      <text:p text:style-name="Standard"><text:s text:c="2"/>parameters: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out_write</text:p>
      <text:p text:style-name="Standard"><text:s text:c="2"/>parameters:</text:p>
      <text:p text:style-name="Standard"><text:s text:c="2"/>- [String, str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err_write</text:p>
      <text:p text:style-name="Standard"><text:s text:c="2"/>parameters:</text:p>
      <text:p text:style-name="Standard"><text:s text:c="2"/>- [String, str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report_error</text:p>
      <text:p text:style-name="Standard"><text:s text:c="2"/>parameters:</text:p>
      <text:p text:style-name="Standard"><text:s text:c="2"/>- [String, str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buffers</text:p>
      <text:p text:style-name="Standard"><text:s text:c="2"/>parameters: []</text:p>
      <text:p text:style-name="Standard"><text:s text:c="2"/>return_type: ArrayOf(Buffer)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current_buffer</text:p>
      <text:p text:style-name="Standard"><text:s text:c="2"/>parameters: []</text:p>
      <text:p text:style-name="Standard"><text:s text:c="2"/>return_type: Buffer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set_current_buffer</text:p>
      <text:p text:style-name="Standard"><text:s text:c="2"/>parameters:</text:p>
      <text:p text:style-name="Standard"><text:s text:c="2"/>- [Buffer, buffer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windows</text:p>
      <text:p text:style-name="Standard"><text:s text:c="2"/>parameters: []</text:p>
      <text:p text:style-name="Standard"><text:s text:c="2"/>return_type: ArrayOf(Window)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current_window</text:p>
      <text:p text:style-name="Standard"><text:s text:c="2"/>parameters: []</text:p>
      <text:p text:style-name="Standard"><text:s text:c="2"/>return_type: Window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set_current_window</text:p>
      <text:p text:style-name="Standard"><text:s text:c="2"/>parameters:</text:p>
      <text:p text:style-name="Standard"><text:s text:c="2"/>- [Window, window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tabpages</text:p>
      <text:p text:style-name="Standard"><text:s text:c="2"/>parameters: []</text:p>
      <text:p text:style-name="Standard"><text:s text:c="2"/>return_type: ArrayOf(Tabpage)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current_tabpage</text:p>
      <text:p text:style-name="Standard"><text:s text:c="2"/>parameters: []</text:p>
      <text:p text:style-name="Standard"><text:s text:c="2"/>return_type: Tabpage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set_current_tabpage</text:p>
      <text:p text:style-name="Standard"><text:s text:c="2"/>parameters:</text:p>
      <text:p text:style-name="Standard"><text:s text:c="2"/>- [Tabpage, tabpage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subscribe</text:p>
      <text:p text:style-name="Standard"><text:s text:c="2"/>parameters:</text:p>
      <text:p text:style-name="Standard"><text:s text:c="2"/>- [String, event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unsubscribe</text:p>
      <text:p text:style-name="Standard"><text:s text:c="2"/>parameters:</text:p>
      <text:p text:style-name="Standard"><text:s text:c="2"/>- [String, event]</text:p>
      <text:p text:style-name="Standard"><text:s text:c="2"/>return_type: void</text:p>
      <text:p text:style-name="Standard"><text:soft-page-break/><text:s text:c="2"/>since: 0</text:p>
      <text:p text:style-name="Standard">- deprecated_since: 1</text:p>
      <text:p text:style-name="Standard"><text:s text:c="2"/>method: false</text:p>
      <text:p text:style-name="Standard"><text:s text:c="2"/>name: vim_name_to_color</text:p>
      <text:p text:style-name="Standard"><text:s text:c="2"/>parameters:</text:p>
      <text:p text:style-name="Standard"><text:s text:c="2"/>- [String, name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color_map</text:p>
      <text:p text:style-name="Standard"><text:s text:c="2"/>parameters: []</text:p>
      <text:p text:style-name="Standard"><text:s text:c="2"/>return_type: Dictionary</text:p>
      <text:p text:style-name="Standard"><text:s text:c="2"/>since: 0</text:p>
      <text:p text:style-name="Standard">- deprecated_since: 1</text:p>
      <text:p text:style-name="Standard"><text:s text:c="2"/>method: false</text:p>
      <text:p text:style-name="Standard"><text:s text:c="2"/>name: vim_get_api_info</text:p>
      <text:p text:style-name="Standard"><text:s text:c="2"/>parameters: []</text:p>
      <text:p text:style-name="Standard"><text:s text:c="2"/>return_type: Array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buffer</text:p>
      <text:p text:style-name="Standard"><text:s text:c="2"/>parameters:</text:p>
      <text:p text:style-name="Standard"><text:s text:c="2"/>- [Window, window]</text:p>
      <text:p text:style-name="Standard"><text:s text:c="2"/>return_type: Buffer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cursor</text:p>
      <text:p text:style-name="Standard"><text:s text:c="2"/>parameters:</text:p>
      <text:p text:style-name="Standard"><text:s text:c="2"/>- [Window, window]</text:p>
      <text:p text:style-name="Standard"><text:s text:c="2"/>return_type: ArrayOf(Integer, 2)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set_cursor</text:p>
      <text:p text:style-name="Standard"><text:s text:c="2"/>parameters:</text:p>
      <text:p text:style-name="Standard"><text:s text:c="2"/>- [Window, window]</text:p>
      <text:p text:style-name="Standard"><text:s text:c="2"/>- ['ArrayOf(Integer, 2)', pos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height</text:p>
      <text:p text:style-name="Standard"><text:s text:c="2"/>parameters:</text:p>
      <text:p text:style-name="Standard"><text:s text:c="2"/>- [Window, window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set_height</text:p>
      <text:p text:style-name="Standard"><text:s text:c="2"/>parameters:</text:p>
      <text:p text:style-name="Standard"><text:s text:c="2"/>- [Window, window]</text:p>
      <text:p text:style-name="Standard"><text:s text:c="2"/>- [Integer, height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width</text:p>
      <text:p text:style-name="Standard"><text:s text:c="2"/>parameters:</text:p>
      <text:p text:style-name="Standard"><text:s text:c="2"/>- [Window, window]</text:p>
      <text:p text:style-name="Standard"><text:s text:c="2"/>return_type: Integer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set_width</text:p>
      <text:p text:style-name="Standard"><text:s text:c="2"/>parameters:</text:p>
      <text:p text:style-name="Standard"><text:s text:c="2"/>- [Window, window]</text:p>
      <text:p text:style-name="Standard"><text:s text:c="2"/>- [Integer, width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var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option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return_type: Object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set_option</text:p>
      <text:p text:style-name="Standard"><text:s text:c="2"/>parameters:</text:p>
      <text:p text:style-name="Standard"><text:s text:c="2"/>- [Window, window]</text:p>
      <text:p text:style-name="Standard"><text:s text:c="2"/>- [String, name]</text:p>
      <text:p text:style-name="Standard"><text:s text:c="2"/>- [Object, value]</text:p>
      <text:p text:style-name="Standard"><text:s text:c="2"/>return_type: void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position</text:p>
      <text:p text:style-name="Standard"><text:s text:c="2"/>parameters:</text:p>
      <text:p text:style-name="Standard"><text:s text:c="2"/>- [Window, window]</text:p>
      <text:p text:style-name="Standard"><text:s text:c="2"/>return_type: ArrayOf(Integer, 2)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get_tabpage</text:p>
      <text:p text:style-name="Standard"><text:s text:c="2"/>parameters:</text:p>
      <text:p text:style-name="Standard"><text:s text:c="2"/>- [Window, window]</text:p>
      <text:p text:style-name="Standard"><text:s text:c="2"/>return_type: Tabpage</text:p>
      <text:p text:style-name="Standard"><text:s text:c="2"/>since: 0</text:p>
      <text:p text:style-name="Standard">- deprecated_since: 1</text:p>
      <text:p text:style-name="Standard"><text:s text:c="2"/>method: true</text:p>
      <text:p text:style-name="Standard"><text:s text:c="2"/>name: window_is_valid</text:p>
      <text:p text:style-name="Standard"><text:s text:c="2"/>parameters:</text:p>
      <text:p text:style-name="Standard"><text:s text:c="2"/>- [Window, window]</text:p>
      <text:p text:style-name="Standard"><text:s text:c="2"/>return_type: Boolean</text:p>
      <text:p text:style-name="Standard"><text:s text:c="2"/>since: 0</text:p>
      <text:p text:style-name="Standard">types:</text:p>
      <text:p text:style-name="Standard"><text:s text:c="2"/>Buffer: {id: 0, prefix: nvim_buf_}</text:p>
      <text:p text:style-name="Standard"><text:s text:c="2"/>Tabpage: {id: 2, prefix: nvim_tabpage_}</text:p>
      <text:p text:style-name="Standard"><text:s text:c="2"/>Window: {id: 1, prefix: nvim_win_}</text:p>
      <text:p text:style-name="Standard">version: {api_compatible: 0, api_level: 2, api_prerelease: false, major: 0, minor: 2,</text:p>
      <text:p text:style-name="Standard"><text:s text:c="2"/>patch: 0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756in" style:type="center"/>
          <style:tab-stop style:position="7.7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756in" style:type="center"/>
          <style:tab-stop style:position="7.7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37d0" officeooo:paragraph-rsid="000f37d0"/>
    </style:style>
    <style:style style:name="MP2" style:family="paragraph" style:parent-style-name="Footer">
      <style:text-properties officeooo:rsid="00107ab3" officeooo:paragraph-rsid="00107ab3"/>
    </style:style>
    <style:page-layout style:name="Mpm1">
      <style:page-layout-properties fo:page-width="8.5in" fo:page-height="11in" style:num-format="1" style:print-orientation="portrait" fo:margin-top="0.7874in" fo:margin-bottom="0.7874in" fo:margin-left="0.4339in" fo:margin-right="0.313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Nvim API Info (YAML)</text:p>
      </style:header>
      <style:footer>
        <text:p text:style-name="MP2">Page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8-23T09:40:56.770273058</dc:date>
    <meta:editing-duration>PT1M51S</meta:editing-duration>
    <meta:editing-cycles>2</meta:editing-cycles>
    <meta:document-statistic meta:table-count="0" meta:image-count="0" meta:object-count="0" meta:page-count="8" meta:paragraph-count="1155" meta:word-count="2613" meta:character-count="20804" meta:non-whitespace-character-count="17372"/>
  </office:meta>
</office:document-meta>
</file>